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1">
      <style:text-properties fo:background-color="#ff3333"/>
    </style:style>
    <style:style style:name="P4" style:family="paragraph" style:parent-style-name="Standard" style:list-style-name="L1">
      <style:text-properties fo:background-color="#00cc33"/>
    </style:style>
    <style:style style:name="P5" style:family="paragraph" style:parent-style-name="Standard" style:list-style-name="L1">
      <style:text-properties fo:background-color="#ffff00"/>
    </style:style>
    <style:style style:name="T1" style:family="text">
      <style:text-properties fo:language="la" fo:country="V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d Imperatorem</text:span> (pour l'empereur)</text:p>
      <text:p text:style-name="Standard"/>
      <text:p text:style-name="Standard">L'univers:</text:p>
      <text:p text:style-name="Standard">C'est de l'héroique fantaisie, il y a donc les races elfes, hommes, nains, orcs, trolls et gobelins. <text:s/>Aucune race ne fait parti d'un royaume car elle a la race qu'elle a et n'est ni gentil, ni méchant de part sa race. </text:p>
      <text:p text:style-name="Standard">Il y a 3 royaumes avec un empereur pour chacun d'entre eux. </text:p>
      <text:p text:style-name="Standard">Il n'y a pas de magie.</text:p>
      <text:p text:style-name="Standard"/>
      <text:p text:style-name="Standard">Le joueur:</text:p>
      <text:p text:style-name="Standard">Il commence comme simple péon dans un des royaumes. Nombre de choses s'offrent à lui: le commerce, devenir chasseur, forgeron, chevalier, revolutionnaire, ... Chacun de ces roles sont des compétences que le joueur en fonction de ses envies dans arbres des compétences. </text:p>
      <text:p text:style-name="Standard">Il doit gérer différents paramètres: la faim / la soif, le sommeil, l'état de son armure. Il faut rajouter à cela si il a une armée et selon les conditions de la zone dans laquelle il se trouve.</text:p>
      <text:p text:style-name="Standard"/>
      <text:p text:style-name="Standard">Le stuff:</text:p>
      <text:p text:style-name="Standard">L'armure se décompose en plusieurs éléments: tête, torse, jambes, pieds. Pour les armes, il y a les épées à une ou deux mains qui peuvent donc s'accompagner d'un bouclier ou non, d'un arc qui doit avoir des flèches, les haches, les albardes, ...</text:p>
      <text:p text:style-name="Standard">Chacun composant, plus il est lourd et d'un matériaux puissant, plus il coûte cher en entretien.</text:p>
      <text:p text:style-name="Standard"/>
      <text:p text:style-name="Standard"/>
      <text:p text:style-name="Standard"/>
      <text:p text:style-name="Standard"/>
      <text:p text:style-name="P2">Découpage:</text:p>
      <text:p text:style-name="Standard"/>
      <text:p text:style-name="Standard">V1:</text:p>
      <text:list xml:id="list2960730488086238519" text:style-name="L1">
        <text:list-item>
          <text:p text:style-name="P3">Fiche perso avec stats (faim, soif, attaque, vie, stuff)</text:p>
        </text:list-item>
        <text:list-item>
          <text:p text:style-name="P3">Système de cliqueur (V1)</text:p>
        </text:list-item>
        <text:list-item>
          <text:p text:style-name="P3">Système de quête</text:p>
        </text:list-item>
        <text:list-item>
          <text:p text:style-name="P4">Système de connexion</text:p>
        </text:list-item>
        <text:list-item>
          <text:p text:style-name="P3">Système d'inventaire</text:p>
        </text:list-item>
        <text:list-item>
          <text:p text:style-name="P3">Système de vendeur</text:p>
        </text:list-item>
        <text:list-item>
          <text:p text:style-name="P5">Création du personnage/ compte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5M48S</meta:editing-duration>
    <meta:editing-cycles>10</meta:editing-cycles>
    <meta:generator>OpenOffice/4.1.7$Win32 OpenOffice.org_project/417m1$Build-9800</meta:generator>
    <dc:date>2020-12-12T15:31:50.90</dc:date>
    <meta:document-statistic meta:table-count="0" meta:image-count="0" meta:object-count="0" meta:page-count="2" meta:paragraph-count="20" meta:word-count="244" meta:character-count="1369"/>
    <meta:user-defined meta:name="Info 1"/>
    <meta:user-defined meta:name="Info 2"/>
    <meta:user-defined meta:name="Info 3"/>
    <meta:user-defined meta:name="Info 4"/>
  </office:meta>
</office:document-meta>
</file>